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mily-generic="swiss"/>
    <style:font-face style:name="Courier New" svg:font-family="'Courier New'" style:font-family-generic="modern" style:font-pitch="fixed"/>
    <style:font-face style:name="MS Mincho1" svg:font-family="'MS Mincho', 'Arial Unicode MS'" style:font-family-generic="roman" style:font-pitch="fixed"/>
    <style:font-face style:name="MS Mincho" svg:font-family="'MS Mincho'" style:font-pitch="variable"/>
    <style:font-face style:name="OpenSymbol" svg:font-family="OpenSymbol,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WW-Default">
      <style:paragraph-properties style:writing-mode="lr-tb"/>
      <style:text-properties fo:color="#000000" style:font-name="Arial" fo:font-size="10pt" style:text-underline-style="solid" style:text-underline-width="auto" style:text-underline-color="font-color" fo:font-weight="bold" style:font-size-asian="10pt" style:font-name-complex="Courier New" style:font-size-complex="10pt" style:font-weight-complex="bold"/>
    </style:style>
    <style:style style:name="P2" style:family="paragraph" style:parent-style-name="WW-Default">
      <style:paragraph-properties style:writing-mode="lr-tb"/>
      <style:text-properties fo:color="#000000" style:font-name="Arial" fo:font-size="10pt" fo:language="fr" fo:country="FR" style:font-size-asian="10pt" style:font-name-complex="Courier New" style:font-size-complex="10pt"/>
    </style:style>
    <style:style style:name="P3" style:family="paragraph" style:parent-style-name="WW-Default">
      <style:paragraph-properties style:writing-mode="lr-tb"/>
      <style:text-properties style:font-name="Arial" fo:font-size="10pt" style:font-size-asian="10pt" style:font-size-complex="10pt"/>
    </style:style>
    <style:style style:name="P4" style:family="paragraph" style:parent-style-name="WW-Default">
      <style:paragraph-properties style:writing-mode="lr-tb"/>
      <style:text-properties style:font-name="Arial" fo:font-size="10pt" style:font-size-asian="10pt" style:font-name-complex="Courier New" style:font-size-complex="10pt"/>
    </style:style>
    <style:style style:name="P5" style:family="paragraph" style:parent-style-name="WW-Default">
      <style:paragraph-properties style:writing-mode="lr-tb"/>
      <style:text-properties style:font-name="Arial" fo:font-size="10pt" style:text-underline-style="solid" style:text-underline-width="auto" style:text-underline-color="font-color" fo:font-weight="bold" style:font-size-asian="10pt" style:font-name-complex="Courier New" style:font-size-complex="10pt" style:font-weight-complex="bold"/>
    </style:style>
    <style:style style:name="P6" style:family="paragraph" style:parent-style-name="WW-Default">
      <style:paragraph-properties style:writing-mode="lr-tb"/>
      <style:text-properties fo:color="#801900" style:font-name="Arial" fo:font-size="10pt" style:font-size-asian="10pt" style:font-size-complex="10pt"/>
    </style:style>
    <style:style style:name="P7" style:family="paragraph" style:parent-style-name="WW-Default1">
      <style:paragraph-properties style:writing-mode="lr-tb"/>
      <style:text-properties fo:color="#006600" style:font-name="Arial" fo:font-size="10pt" style:font-size-asian="10pt" style:font-size-complex="10pt"/>
    </style:style>
    <style:style style:name="P8" style:family="paragraph" style:parent-style-name="WW-Default1">
      <style:paragraph-properties style:writing-mode="lr-tb"/>
      <style:text-properties fo:color="#006600" style:font-name="Arial" fo:font-size="10pt" style:font-size-asian="10pt" style:font-name-complex="Courier New" style:font-size-complex="10pt"/>
    </style:style>
    <style:style style:name="P9" style:family="paragraph" style:parent-style-name="WW-Default1">
      <style:paragraph-properties style:writing-mode="lr-tb"/>
      <style:text-properties fo:color="#006600" style:font-name="Arial" fo:font-size="10pt" style:font-name-asian="Courier New" style:font-size-asian="10pt" style:font-name-complex="Courier New" style:font-size-complex="10pt"/>
    </style:style>
    <style:style style:name="P10" style:family="paragraph" style:parent-style-name="WW-Default1">
      <style:paragraph-properties style:writing-mode="lr-tb"/>
      <style:text-properties fo:color="#006600" style:font-name="Arial" fo:font-size="9pt" fo:language="en" fo:country="GB" fo:font-weight="bold" style:font-name-asian="Courier New" style:font-size-asian="9pt" style:font-weight-asian="bold" style:font-name-complex="Courier New" style:font-size-complex="9pt" style:font-weight-complex="bold"/>
    </style:style>
    <style:style style:name="P11" style:family="paragraph" style:parent-style-name="WW-Default1">
      <style:paragraph-properties style:writing-mode="lr-tb">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fo:color="#006600" style:font-name="Arial" fo:font-size="9pt" fo:language="en" fo:country="GB" fo:font-weight="bold" style:font-name-asian="Courier New" style:font-size-asian="9pt" style:font-weight-asian="bold" style:font-name-complex="Courier New" style:font-size-complex="9pt" style:font-weight-complex="bold"/>
    </style:style>
    <style:style style:name="P12" style:family="paragraph" style:parent-style-name="WW-Default1">
      <style:paragraph-properties style:writing-mode="lr-tb"/>
      <style:text-properties fo:color="#006600" style:font-name="Arial" fo:font-size="9pt" fo:language="en" fo:country="GB" fo:font-weight="bold" style:font-name-asian="Courier New" style:font-size-asian="9pt" style:font-name-complex="Courier New" style:font-size-complex="9pt" style:font-weight-complex="bold"/>
    </style:style>
    <style:style style:name="P13" style:family="paragraph" style:parent-style-name="WW-Default1">
      <style:paragraph-properties style:writing-mode="lr-tb"/>
      <style:text-properties fo:color="#006600" style:font-name="Arial" fo:font-size="9pt" fo:language="en" fo:country="GB" fo:font-weight="bold" style:font-size-asian="9pt" style:font-weight-asian="bold" style:font-name-complex="Courier New" style:font-size-complex="9pt" style:font-weight-complex="bold"/>
    </style:style>
    <style:style style:name="P14" style:family="paragraph" style:parent-style-name="WW-Default1">
      <style:paragraph-properties style:writing-mode="lr-tb"/>
      <style:text-properties fo:color="#006600" style:font-name="Arial" fo:font-size="9pt" fo:language="en" fo:country="GB" fo:font-weight="bold" style:font-size-asian="9pt" style:font-weight-asian="bold" style:font-size-complex="9pt" style:font-weight-complex="bold"/>
    </style:style>
    <style:style style:name="P15" style:family="paragraph" style:parent-style-name="WW-Default1">
      <style:paragraph-properties style:writing-mode="lr-tb"/>
      <style:text-properties fo:color="#006600" style:font-name="Arial" fo:font-size="9pt" fo:language="en" fo:country="GB" fo:font-weight="bold" style:font-size-asian="9pt" style:font-name-complex="Courier New" style:font-size-complex="9pt" style:font-weight-complex="bold"/>
    </style:style>
    <style:style style:name="P16" style:family="paragraph" style:parent-style-name="WW-Default1">
      <style:paragraph-properties style:writing-mode="lr-tb"/>
      <style:text-properties fo:color="#006600" style:font-name="Arial" fo:font-size="9pt" fo:font-weight="bold" style:font-name-asian="Courier New" style:font-size-asian="9pt" style:font-weight-asian="bold" style:font-name-complex="Courier New" style:font-size-complex="9pt" style:font-weight-complex="bold"/>
    </style:style>
    <style:style style:name="P17" style:family="paragraph" style:parent-style-name="WW-Default1">
      <style:paragraph-properties style:writing-mode="lr-tb"/>
      <style:text-properties fo:color="#006600" style:font-name="Arial" fo:font-size="9pt" fo:font-weight="bold" style:font-name-asian="Courier New" style:font-size-asian="9pt" style:font-name-complex="Courier New" style:font-size-complex="9pt" style:font-weight-complex="bold"/>
    </style:style>
    <style:style style:name="P18" style:family="paragraph" style:parent-style-name="WW-Default1">
      <style:paragraph-properties style:writing-mode="lr-tb"/>
      <style:text-properties fo:color="#006600" style:font-name="Arial" fo:font-size="9pt" fo:font-weight="bold" style:font-size-asian="9pt" style:font-weight-asian="bold" style:font-size-complex="9pt" style:font-weight-complex="bold"/>
    </style:style>
    <style:style style:name="P19" style:family="paragraph" style:parent-style-name="WW-Default1">
      <style:paragraph-properties style:writing-mode="lr-tb"/>
      <style:text-properties fo:color="#006600" style:font-name="Arial" fo:font-size="9pt" fo:font-weight="bold" style:font-size-asian="9pt" style:language-asian="zh" style:country-asian="CN" style:font-weight-asian="bold" style:font-size-complex="9pt" style:font-weight-complex="bold"/>
    </style:style>
    <style:style style:name="P20" style:family="paragraph" style:parent-style-name="WW-Default1">
      <style:paragraph-properties style:writing-mode="lr-tb"/>
      <style:text-properties fo:color="#006600" style:font-name="Arial" fo:font-size="9pt" fo:font-weight="bold" style:font-size-asian="9pt" style:font-name-complex="Courier New" style:font-size-complex="9pt" style:font-weight-complex="bold"/>
    </style:style>
    <style:style style:name="P21" style:family="paragraph" style:parent-style-name="WW-Default1">
      <style:paragraph-properties style:writing-mode="lr-tb"/>
      <style:text-properties fo:color="#006600" style:font-name="Arial" fo:font-size="9pt" fo:language="sv" fo:country="SE" fo:font-weight="bold" style:font-name-asian="Courier New" style:font-size-asian="9pt" style:font-weight-asian="bold" style:font-name-complex="Courier New" style:font-size-complex="9pt" style:font-weight-complex="bold"/>
    </style:style>
    <style:style style:name="P22" style:family="paragraph" style:parent-style-name="WW-Default1">
      <style:paragraph-properties style:writing-mode="lr-tb"/>
      <style:text-properties fo:color="#006600" style:font-name="Arial" fo:font-size="9pt" fo:language="sv" fo:country="SE" fo:font-weight="bold" style:font-name-asian="Courier New" style:font-size-asian="9pt" style:font-name-complex="Courier New" style:font-size-complex="9pt" style:font-weight-complex="bold"/>
    </style:style>
    <style:style style:name="P23" style:family="paragraph" style:parent-style-name="WW-Default1">
      <style:paragraph-properties style:writing-mode="lr-tb"/>
      <style:text-properties fo:color="#006600" style:font-name="Arial" fo:font-size="9pt" fo:language="sv" fo:country="SE" fo:font-weight="bold" style:font-size-asian="9pt" style:font-name-complex="Courier New" style:font-size-complex="9pt" style:font-weight-complex="bold"/>
    </style:style>
    <style:style style:name="P24" style:family="paragraph" style:parent-style-name="WW-Default1">
      <style:paragraph-properties style:writing-mode="lr-tb"/>
      <style:text-properties fo:color="#006600" style:font-name="Arial" fo:font-size="9pt" fo:language="sv" fo:country="SE" fo:font-weight="bold" style:font-size-asian="9pt" style:font-size-complex="9pt"/>
    </style:style>
    <style:style style:name="P25" style:family="paragraph" style:parent-style-name="WW-Default1">
      <style:paragraph-properties style:writing-mode="lr-tb"/>
      <style:text-properties fo:color="#006600" style:font-name="Arial" fo:font-size="9pt" style:font-name-asian="Courier New" style:font-size-asian="9pt" style:font-name-complex="Courier New" style:font-size-complex="9pt"/>
    </style:style>
    <style:style style:name="P26" style:family="paragraph" style:parent-style-name="WW-Default1">
      <style:paragraph-properties style:writing-mode="lr-tb"/>
      <style:text-properties fo:color="#006600" style:font-name="Arial" fo:font-size="9pt" style:font-size-asian="9pt" style:font-size-complex="9pt"/>
    </style:style>
    <style:style style:name="P27" style:family="paragraph" style:parent-style-name="WW-Default1">
      <style:paragraph-properties style:writing-mode="lr-tb"/>
      <style:text-properties style:font-name="Arial" fo:font-size="10pt" fo:language="en" fo:country="GB" style:font-size-asian="10pt" style:font-size-complex="10pt"/>
    </style:style>
    <style:style style:name="P28" style:family="paragraph" style:parent-style-name="WW-Default1">
      <style:paragraph-properties style:writing-mode="lr-tb"/>
      <style:text-properties style:font-name="Arial" fo:font-size="10pt" fo:language="en" fo:country="GB" style:text-underline-style="solid" style:text-underline-width="auto" style:text-underline-color="font-color" fo:font-weight="bold" style:font-size-asian="10pt" style:font-weight-asian="bold" style:font-size-complex="10pt" style:font-weight-complex="bold"/>
    </style:style>
    <style:style style:name="P29" style:family="paragraph" style:parent-style-name="WW-Default1">
      <style:paragraph-properties style:writing-mode="lr-tb"/>
      <style:text-properties style:font-name="Arial" fo:font-size="10pt" style:font-size-asian="10pt" style:font-size-complex="10pt"/>
    </style:style>
    <style:style style:name="P30" style:family="paragraph" style:parent-style-name="WW-Default1">
      <style:paragraph-properties style:writing-mode="lr-tb"/>
      <style:text-properties style:font-name="Arial" fo:font-size="10pt" style:font-size-asian="10pt" style:font-name-complex="Courier New" style:font-size-complex="10pt"/>
    </style:style>
    <style:style style:name="P31" style:family="paragraph" style:parent-style-name="WW-Default1">
      <style:paragraph-properties style:writing-mode="lr-tb"/>
      <style:text-properties style:font-name="Arial" fo:font-size="10pt" style:font-name-asian="Courier New" style:font-size-asian="10pt" style:font-name-complex="Courier New" style:font-size-complex="10pt"/>
    </style:style>
    <style:style style:name="P32" style:family="paragraph" style:parent-style-name="WW-Default1">
      <style:paragraph-properties style:writing-mode="lr-tb"/>
      <style:text-properties style:font-name="Arial" fo:font-size="10pt" style:text-underline-style="solid" style:text-underline-width="auto" style:text-underline-color="font-color" fo:font-weight="bold" style:font-name-asian="Courier New" style:font-size-asian="10pt" style:font-name-complex="Courier New" style:font-size-complex="10pt" style:font-weight-complex="bold"/>
    </style:style>
    <style:style style:name="P33" style:family="paragraph" style:parent-style-name="WW-Default1">
      <style:paragraph-properties style:writing-mode="lr-tb"/>
      <style:text-properties style:font-name="Arial" fo:font-size="9pt" style:font-size-asian="9pt" style:font-size-complex="9pt"/>
    </style:style>
    <style:style style:name="P34" style:family="paragraph" style:parent-style-name="WW-Default1">
      <style:paragraph-properties style:writing-mode="lr-tb"/>
      <style:text-properties style:font-name="Arial" fo:font-size="9pt" fo:language="en" fo:country="GB" fo:font-weight="bold" style:font-name-asian="Courier New" style:font-size-asian="9pt" style:font-weight-asian="bold" style:font-name-complex="Courier New" style:font-size-complex="9pt" style:font-weight-complex="bold"/>
    </style:style>
    <style:style style:name="P35" style:family="paragraph" style:parent-style-name="WW-Default1">
      <style:paragraph-properties style:writing-mode="lr-tb"/>
      <style:text-properties style:font-name="Arial" fo:font-size="9pt" fo:language="en" fo:country="GB" fo:font-weight="bold" style:font-size-asian="9pt" style:font-weight-asian="bold" style:font-size-complex="9pt" style:font-weight-complex="bold"/>
    </style:style>
    <style:style style:name="P36" style:family="paragraph" style:parent-style-name="WW-Default1">
      <style:paragraph-properties style:writing-mode="lr-tb"/>
      <style:text-properties style:font-name="Arial" fo:font-size="9pt" fo:language="en" fo:country="GB" style:font-size-asian="9pt" style:font-size-complex="9pt"/>
    </style:style>
    <style:style style:name="P37" style:family="paragraph" style:parent-style-name="WW-Default1">
      <style:paragraph-properties style:writing-mode="lr-tb"/>
      <style:text-properties style:font-name="Arial" fo:font-size="9pt" fo:font-weight="bold" style:font-size-asian="9pt" style:font-weight-asian="bold" style:font-size-complex="9pt" style:font-weight-complex="bold"/>
    </style:style>
    <style:style style:name="P38" style:family="paragraph" style:parent-style-name="WW-Default1">
      <style:paragraph-properties style:writing-mode="lr-tb"/>
      <style:text-properties style:font-name="Arial" fo:font-size="9pt" fo:font-weight="bold" style:font-size-asian="9pt" style:language-asian="zh" style:country-asian="CN" style:font-weight-asian="bold" style:font-size-complex="9pt" style:font-weight-complex="bold"/>
    </style:style>
    <style:style style:name="P39" style:family="paragraph" style:parent-style-name="WW-Default1">
      <style:paragraph-properties style:writing-mode="lr-tb"/>
      <style:text-properties style:font-name="Arial" fo:font-size="9pt" fo:font-weight="bold" style:font-name-asian="Courier New" style:font-size-asian="9pt" style:font-weight-asian="bold" style:font-name-complex="Courier New" style:font-size-complex="9pt" style:font-weight-complex="bold"/>
    </style:style>
    <style:style style:name="P40" style:family="paragraph" style:parent-style-name="WW-Default1">
      <style:paragraph-properties style:writing-mode="lr-tb"/>
      <style:text-properties fo:color="#000000" style:font-name="Arial" fo:font-size="10pt" fo:language="en" fo:country="GB" style:font-size-asian="10pt" style:font-size-complex="10pt"/>
    </style:style>
    <style:style style:name="P41" style:family="paragraph" style:parent-style-name="WW-Default11">
      <style:paragraph-properties style:writing-mode="lr-tb"/>
      <style:text-properties style:font-name="Arial" fo:font-size="10pt" fo:font-weight="bold" style:font-name-asian="Courier New" style:font-size-asian="10pt" style:font-name-complex="Courier New" style:font-size-complex="10pt" style:font-weight-complex="bold"/>
    </style:style>
    <style:style style:name="P42" style:family="paragraph" style:parent-style-name="WW-Default11">
      <style:paragraph-properties style:writing-mode="lr-tb"/>
      <style:text-properties style:font-name="Arial" fo:font-size="10pt" style:font-size-asian="10pt" style:font-size-complex="10pt"/>
    </style:style>
    <style:style style:name="P43" style:family="paragraph" style:parent-style-name="WW-Default11">
      <style:paragraph-properties style:writing-mode="lr-tb"/>
      <style:text-properties style:font-name="Arial" fo:font-size="10pt" style:text-underline-style="solid" style:text-underline-width="auto" style:text-underline-color="font-color" fo:font-weight="bold" style:font-name-asian="Courier New" style:font-size-asian="10pt" style:font-name-complex="Courier New" style:font-size-complex="10pt" style:font-weight-complex="bold"/>
    </style:style>
    <style:style style:name="P44" style:family="paragraph" style:parent-style-name="WW-Default11">
      <style:paragraph-properties style:writing-mode="lr-tb"/>
      <style:text-properties style:font-name="Arial" fo:font-size="9pt" fo:font-weight="bold" style:font-name-asian="Courier New" style:font-size-asian="9pt" style:font-name-complex="Courier New" style:font-size-complex="9pt" style:font-weight-complex="bold"/>
    </style:style>
    <style:style style:name="P45" style:family="paragraph" style:parent-style-name="WW-Default11">
      <style:paragraph-properties style:writing-mode="lr-tb"/>
      <style:text-properties style:font-name="Arial" fo:font-size="9pt" fo:font-weight="bold" style:font-name-asian="Courier New" style:font-size-asian="9pt" style:font-weight-asian="bold" style:font-name-complex="Courier New" style:font-size-complex="9pt" style:font-weight-complex="bold"/>
    </style:style>
    <style:style style:name="P46" style:family="paragraph" style:parent-style-name="WW-Default11">
      <style:paragraph-properties style:writing-mode="lr-tb"/>
      <style:text-properties style:font-name="Arial" fo:font-size="9pt" fo:font-weight="bold" style:font-size-asian="9pt" style:font-name-complex="Courier New" style:font-size-complex="9pt" style:font-weight-complex="bold"/>
    </style:style>
    <style:style style:name="P47" style:family="paragraph" style:parent-style-name="WW-Default11">
      <style:paragraph-properties style:writing-mode="lr-tb"/>
      <style:text-properties style:font-name="Arial" fo:font-size="9pt" fo:font-weight="bold" style:font-size-asian="9pt" style:font-weight-asian="bold" style:font-name-complex="Courier New" style:font-size-complex="9pt" style:font-weight-complex="bold"/>
    </style:style>
    <style:style style:name="P48" style:family="paragraph" style:parent-style-name="WW-Default11">
      <style:paragraph-properties style:writing-mode="lr-tb"/>
      <style:text-properties style:font-name="Arial" fo:font-size="9pt" fo:font-weight="bold" style:font-size-asian="9pt" style:font-weight-asian="bold" style:font-size-complex="9pt" style:font-weight-complex="bold"/>
    </style:style>
    <style:style style:name="P49" style:family="paragraph" style:parent-style-name="WW-Default11">
      <style:paragraph-properties style:writing-mode="lr-tb"/>
      <style:text-properties style:font-name="Arial" fo:font-size="9pt" style:font-size-asian="9pt" style:font-size-complex="9pt"/>
    </style:style>
    <style:style style:name="P50" style:family="paragraph" style:parent-style-name="WW-Default11">
      <style:paragraph-properties style:writing-mode="lr-tb"/>
      <style:text-properties style:font-name="Arial" fo:font-size="9pt" fo:language="en" fo:country="GB" fo:font-weight="bold" style:font-name-asian="Courier New" style:font-size-asian="9pt" style:font-name-complex="Courier New" style:font-size-complex="9pt" style:font-weight-complex="bold"/>
    </style:style>
    <style:style style:name="P51" style:family="paragraph" style:parent-style-name="WW-Default11">
      <style:paragraph-properties style:writing-mode="lr-tb"/>
      <style:text-properties style:font-name="Arial" fo:font-size="9pt" fo:language="en" fo:country="GB" fo:font-weight="bold" style:font-name-asian="Courier New" style:font-size-asian="9pt" style:font-weight-asian="bold" style:font-name-complex="Courier New" style:font-size-complex="9pt" style:font-weight-complex="bold"/>
    </style:style>
    <style:style style:name="P52" style:family="paragraph" style:parent-style-name="WW-Default11">
      <style:paragraph-properties style:writing-mode="lr-tb"/>
      <style:text-properties style:font-name="Arial" fo:font-size="9pt" fo:language="en" fo:country="GB" fo:font-weight="bold" style:font-size-asian="9pt" style:font-weight-asian="bold" style:font-name-complex="Courier New" style:font-size-complex="9pt" style:font-weight-complex="bold"/>
    </style:style>
    <style:style style:name="P53" style:family="paragraph" style:parent-style-name="WW-Default11">
      <style:paragraph-properties style:writing-mode="lr-tb"/>
      <style:text-properties style:font-name="Arial" fo:font-size="9pt" fo:language="en" fo:country="GB" style:font-name-asian="Courier New" style:font-size-asian="9pt" style:font-name-complex="Courier New" style:font-size-complex="9pt"/>
    </style:style>
    <style:style style:name="P54" style:family="paragraph" style:parent-style-name="WW-Default11">
      <style:paragraph-properties style:writing-mode="lr-tb"/>
      <style:text-properties style:font-name="Arial" fo:font-size="9pt" style:font-name-asian="Courier New" style:font-size-asian="9pt" style:font-name-complex="Courier New" style:font-size-complex="9pt"/>
    </style:style>
    <style:style style:name="P55" style:family="paragraph" style:parent-style-name="WW-Default11">
      <style:paragraph-properties style:writing-mode="lr-tb"/>
      <style:text-properties style:font-name="Arial" fo:font-size="9pt" fo:language="sv" fo:country="SE" style:font-name-asian="Courier New" style:font-size-asian="9pt" style:font-name-complex="Courier New" style:font-size-complex="9pt"/>
    </style:style>
    <style:style style:name="P56" style:family="paragraph" style:parent-style-name="WW-Default11">
      <style:paragraph-properties style:writing-mode="lr-tb"/>
      <style:text-properties fo:color="#006600" style:font-name="Arial" fo:font-size="9pt" style:font-size-asian="9pt" style:font-size-complex="9pt"/>
    </style:style>
    <style:style style:name="P57" style:family="paragraph" style:parent-style-name="Standard" style:master-page-name="Standard_20__28_user_29_">
      <style:paragraph-properties style:page-number="auto" style:writing-mode="lr-tb"/>
      <style:text-properties style:font-name="Arial" fo:font-size="12pt" fo:font-style="normal" fo:font-weight="bold" style:font-size-asian="12pt" style:font-style-asian="normal" style:font-weight-asian="bold" style:font-name-complex="Courier New" style:font-size-complex="12pt" style:font-style-complex="normal" style:font-weight-complex="bold"/>
    </style:style>
    <style:style style:name="P58" style:family="paragraph" style:parent-style-name="WW-Default">
      <style:paragraph-properties style:writing-mode="lr-tb"/>
      <style:text-properties fo:color="#000000" style:font-name="Arial" fo:font-size="10pt" fo:language="fr" fo:country="FR" fo:font-weight="normal" style:font-size-asian="10pt" style:font-weight-asian="normal" style:font-size-complex="10pt" style:font-weight-complex="normal"/>
    </style:style>
    <style:style style:name="P59" style:family="paragraph" style:parent-style-name="WW-Default">
      <style:paragraph-properties style:writing-mode="lr-tb"/>
      <style:text-properties fo:color="#000000" style:font-name="Arial" fo:font-size="10pt" style:font-size-asian="10pt" style:font-name-complex="Courier New" style:font-size-complex="10pt"/>
    </style:style>
    <style:style style:name="P60" style:family="paragraph" style:parent-style-name="WW-Default">
      <style:paragraph-properties style:writing-mode="lr-tb"/>
      <style:text-properties style:font-name="Arial" fo:font-size="10pt" style:font-size-asian="10pt" style:font-size-complex="10pt"/>
    </style:style>
    <style:style style:name="P61" style:family="paragraph" style:parent-style-name="WW-Default1">
      <style:paragraph-properties style:writing-mode="lr-tb"/>
      <style:text-properties fo:color="#006600" style:font-name="Arial" fo:font-size="10pt" fo:language="en" fo:country="GB" style:text-underline-style="solid" style:text-underline-width="auto" style:text-underline-color="font-color" style:font-name-asian="Courier New" style:font-size-asian="10pt" style:font-name-complex="Courier New" style:font-size-complex="10pt"/>
    </style:style>
    <style:style style:name="P62" style:family="paragraph" style:parent-style-name="WW-Default1">
      <style:paragraph-properties style:writing-mode="lr-tb"/>
      <style:text-properties fo:color="#006600" style:font-name="Arial" fo:font-size="10pt" fo:language="en" fo:country="GB" style:font-size-asian="10pt" style:font-size-complex="10pt"/>
    </style:style>
    <style:style style:name="P63" style:family="paragraph" style:parent-style-name="WW-Default1">
      <style:paragraph-properties style:writing-mode="lr-tb"/>
      <style:text-properties fo:color="#006600" style:font-name="Arial" fo:font-size="10pt" fo:language="ar" fo:country="SA" style:font-name-asian="Courier New" style:font-size-asian="10pt" style:font-name-complex="Courier New" style:font-size-complex="10pt"/>
    </style:style>
    <style:style style:name="P64" style:family="paragraph" style:parent-style-name="WW-Default1">
      <style:paragraph-properties style:writing-mode="lr-tb"/>
      <style:text-properties fo:color="#006600" style:font-name="Arial" fo:font-size="10pt" style:font-size-asian="10pt" style:font-size-complex="10pt"/>
    </style:style>
    <style:style style:name="P65" style:family="paragraph" style:parent-style-name="WW-Default1">
      <style:paragraph-properties style:writing-mode="lr-tb"/>
      <style:text-properties fo:color="#006600" style:font-name="Arial" fo:font-size="10pt" style:font-size-asian="10pt" style:font-name-complex="Courier New" style:font-size-complex="10pt"/>
    </style:style>
    <style:style style:name="P66" style:family="paragraph" style:parent-style-name="WW-Default1">
      <style:paragraph-properties style:writing-mode="lr-tb"/>
      <style:text-properties fo:color="#006600" style:font-name="Arial" fo:font-size="10pt" style:font-name-asian="Courier New" style:font-size-asian="10pt" style:font-name-complex="Courier New" style:font-size-complex="10pt"/>
    </style:style>
    <style:style style:name="P67" style:family="paragraph" style:parent-style-name="WW-Default1">
      <style:paragraph-properties style:writing-mode="lr-tb"/>
      <style:text-properties style:font-name="Arial" fo:font-size="10pt" fo:language="en" fo:country="GB" style:font-size-asian="10pt" style:font-size-complex="10pt"/>
    </style:style>
    <style:style style:name="P68" style:family="paragraph" style:parent-style-name="WW-Default1">
      <style:paragraph-properties style:writing-mode="lr-tb"/>
      <style:text-properties style:font-name="Arial" fo:font-size="10pt" style:font-size-asian="10pt" style:font-size-complex="10pt"/>
    </style:style>
    <style:style style:name="P69" style:family="paragraph" style:parent-style-name="WW-Default1">
      <style:paragraph-properties style:writing-mode="lr-tb"/>
      <style:text-properties fo:color="#ff0000" style:font-name="Arial" fo:font-size="10pt" style:font-name-asian="Courier New" style:font-size-asian="10pt" style:font-name-complex="Courier New" style:font-size-complex="10pt"/>
    </style:style>
    <style:style style:name="P70" style:family="paragraph" style:parent-style-name="WW-Default11">
      <style:paragraph-properties style:writing-mode="lr-tb"/>
      <style:text-properties fo:color="#006600" style:font-name="Arial" fo:font-size="10pt" fo:font-weight="bold" style:font-size-asian="10pt" style:font-name-complex="Courier New" style:font-size-complex="10pt" style:font-weight-complex="bold"/>
    </style:style>
    <style:style style:name="P71" style:family="paragraph" style:parent-style-name="WW-Default11">
      <style:paragraph-properties style:writing-mode="lr-tb"/>
      <style:text-properties fo:color="#006600" style:font-name="Arial" fo:font-size="9pt" style:font-size-asian="9pt" style:font-size-complex="9pt"/>
    </style:style>
    <style:style style:name="P72" style:family="paragraph" style:parent-style-name="WW-Default11">
      <style:paragraph-properties style:writing-mode="lr-tb"/>
      <style:text-properties style:font-name="Arial" fo:font-size="9pt" style:font-size-asian="9pt" style:font-size-complex="9pt"/>
    </style:style>
    <style:style style:name="P73" style:family="paragraph" style:parent-style-name="WW-Default11">
      <style:paragraph-properties style:writing-mode="lr-tb"/>
      <style:text-properties style:font-name="Arial" fo:font-size="9pt" fo:font-weight="bold" style:font-size-asian="9pt" style:font-weight-asian="bold" style:font-size-complex="9pt" style:font-weight-complex="bold"/>
    </style:style>
    <style:style style:name="P74" style:family="paragraph" style:parent-style-name="WW-Default11">
      <style:paragraph-properties style:writing-mode="lr-tb"/>
      <style:text-properties fo:color="#ff3333" style:font-name="Arial" fo:font-size="9pt" style:font-size-asian="9pt" style:font-size-complex="9pt"/>
    </style:style>
    <style:style style:name="T1" style:family="text">
      <style:text-properties fo:font-weight="bold" style:font-weight-complex="bold"/>
    </style:style>
    <style:style style:name="T2" style:family="text">
      <style:text-properties fo:font-weight="bold" style:font-name-complex="Courier New" style:font-weight-complex="bold"/>
    </style:style>
    <style:style style:name="T3" style:family="text">
      <style:text-properties fo:font-weight="bold" style:font-weight-asian="bold" style:font-weight-complex="bold"/>
    </style:style>
    <style:style style:name="T4" style:family="text">
      <style:text-properties fo:font-weight="bold" style:font-name-asian="Courier New" style:font-name-complex="Courier New" style:font-weight-complex="bold"/>
    </style:style>
    <style:style style:name="T5" style:family="text">
      <style:text-properties fo:color="#000000" fo:language="en" fo:country="GB"/>
    </style:style>
    <style:style style:name="T6" style:family="text">
      <style:text-properties fo:color="#000000" fo:font-weight="bold" style:font-name-complex="Courier New" style:font-weight-complex="bold"/>
    </style:style>
    <style:style style:name="T7" style:family="text">
      <style:text-properties fo:language="en" fo:country="GB"/>
    </style:style>
    <style:style style:name="T8" style:family="text">
      <style:text-properties fo:language="en" fo:country="GB" fo:font-weight="bold" style:font-weight-complex="bold"/>
    </style:style>
    <style:style style:name="T9" style:family="text">
      <style:text-properties fo:language="en" fo:country="GB" fo:font-weight="bold" style:font-name-complex="Courier New" style:font-weight-complex="bold"/>
    </style:style>
    <style:style style:name="T10" style:family="text">
      <style:text-properties fo:language="en" fo:country="GB" fo:font-weight="bold" style:font-name-asian="Courier New" style:font-name-complex="Courier New" style:font-weight-complex="bold"/>
    </style:style>
    <style:style style:name="T11" style:family="text">
      <style:text-properties fo:language="en" fo:country="GB" style:font-name-complex="Courier New"/>
    </style:style>
    <style:style style:name="T12" style:family="text">
      <style:text-properties fo:language="en" fo:country="GB" style:font-name-asian="Courier New" style:font-name-complex="Courier New"/>
    </style:style>
    <style:style style:name="T13" style:family="text">
      <style:text-properties fo:language="sv" fo:country="SE"/>
    </style:style>
    <style:style style:name="T14" style:family="text">
      <style:text-properties fo:language="sv" fo:country="SE" fo:font-weight="bold" style:font-weight-complex="bold"/>
    </style:style>
    <style:style style:name="T15" style:family="text">
      <style:text-properties fo:language="sv" fo:country="SE" fo:font-weight="bold" style:font-name-complex="Courier New" style:font-weight-complex="bold"/>
    </style:style>
    <style:style style:name="T16" style:family="text">
      <style:text-properties fo:language="sv" fo:country="SE" style:font-name-complex="Courier New"/>
    </style:style>
    <style:style style:name="T17" style:family="text">
      <style:text-properties fo:color="#ff0000" fo:language="en" fo:country="GB" style:font-name-complex="Courier New"/>
    </style:style>
    <style:style style:name="T18" style:family="text">
      <style:text-properties fo:color="#006600" fo:language="en" fo:country="GB" style:font-name-complex="Courier New"/>
    </style:style>
    <style:style style:name="T19" style:family="text">
      <style:text-properties fo:color="#006600" fo:font-weight="bold" style:font-name-complex="Courier New" style:font-weight-complex="bold"/>
    </style:style>
    <style:style style:name="T20" style:family="text">
      <style:text-properties style:font-name-complex="Courier New"/>
    </style:style>
    <style:style style:name="T21" style:family="text">
      <style:text-properties fo:font-weight="normal" style:font-weight-asian="normal" style:font-weight-complex="normal"/>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style:font-name-complex="Courier New"/>
    </style:style>
    <style:style style:name="T24" style:family="text">
      <style:text-properties style:text-underline-style="solid" style:text-underline-width="auto" style:text-underline-color="font-color" fo:font-weight="normal" style:font-weight-asian="normal" style:font-weight-complex="normal"/>
    </style:style>
    <style:style style:name="T25" style:family="text">
      <style:text-properties style:text-position="sub 58%"/>
    </style:style>
    <style:style style:name="T26" style:family="text">
      <style:text-properties style:text-position="sub 58%" style:font-name-complex="Courier New"/>
    </style:style>
    <style:style style:name="T27" style:family="text">
      <style:text-properties fo:color="#ff3333" fo:language="en" fo:country="GB"/>
    </style:style>
    <style:style style:name="T28" style:family="text">
      <style:text-properties fo:color="#ff3333" fo:language="en" fo:country="GB" fo:font-weight="bold" style:font-name-asian="Courier New" style:font-name-complex="Courier New" style:font-weight-complex="bold"/>
    </style:style>
    <style:style style:name="T29" style:family="text">
      <style:text-properties fo:language="fr" fo:country="F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tab/>Réseaux. TP 1. C et Java pour le développement d'applications réparties</text:p>
      <text:p text:style-name="P3"/>
      <text:p text:style-name="P3"/>
      <text:p text:style-name="P5">I. Langage C</text:p>
      <text:p text:style-name="P3"/>
      <text:p text:style-name="P28">I.1. Pointeurs et structures </text:p>
      <text:p text:style-name="P27"/>
      <text:p text:style-name="P27">Ecrire un programme qui demande un nom de machine (argument en ligne de commande) puis qui affiche la liste de ses adresses IP (en notation décimale pointée pour Ipv4).</text:p>
      <text:p text:style-name="P27"/>
      <text:p text:style-name="P27">Vous pourrez utiliser les structures et fonctions suivantes :</text:p>
      <text:p text:style-name="P27"/>
      <text:p text:style-name="P35">struct in_addr {</text:p>
      <text:p text:style-name="P35"><text:s text:c="4"/>unsigned long<text:tab/>/* <text:span text:style-name="T21">Adresse IP codée en entier long (non signé) */</text:span></text:p>
      <text:p text:style-name="P35">};</text:p>
      <text:p text:style-name="P36"/>
      <text:p text:style-name="P35">struct hostent {</text:p>
      <text:p text:style-name="P35"><text:s text:c="4"/>char <text:s text:c="3"/>*h_name;<text:tab/><text:tab/><text:span text:style-name="T21">/* Nom officiel de l'hôte. <text:s text:c="2"/>*/</text:span></text:p>
      <text:p text:style-name="P35"><text:s text:c="4"/>char <text:s text:c="2"/>**h_aliases;<text:tab/><text:tab/><text:span text:style-name="T21">/* Liste d'alias. <text:s text:c="11"/>*/</text:span></text:p>
      <text:p text:style-name="P35"><text:s text:c="4"/>int <text:s text:c="5"/>h_addrtype;<text:tab/><text:tab/><text:span text:style-name="T21">/* Type d'adresse de l'hôte. */</text:span></text:p>
      <text:p text:style-name="P35"><text:s text:c="4"/>int <text:s text:c="5"/>h_length;<text:tab/><text:tab/><text:span text:style-name="T21">/* Longueur de l'adresse. <text:s text:c="3"/>*/</text:span></text:p>
      <text:p text:style-name="P35"><text:s text:c="4"/>char <text:s text:c="2"/>**h_addr_list; <text:s/><text:tab/><text:span text:style-name="T21">/* Liste d'adresses. </text:span><text:span text:style-name="T24">Pointeur sur pointeur sur l'adresse IP codée en unsigned long</text:span><text:span text:style-name="T21"> */</text:span></text:p>
      <text:p text:style-name="P35">}</text:p>
      <text:p text:style-name="P36"/>
      <text:p text:style-name="P36"><text:span text:style-name="T3">struct hostent * gethostbyname(const char * name);</text:span> /* A partir d'une chaîne contenant un nom d'hôte (ou une adresse IP, IPv4 en notation décimale pointée ou IPv6 en notation RFC 1884), retourne un pointeur sur une structure de type hostent. Retourne NULL si erreur. */</text:p>
      <text:p text:style-name="P36"/>
      <text:p text:style-name="P36"><text:span text:style-name="T3">char * inet_ntoa (struct in_addr in); /</text:span>* Convertit une adresse IP contenue dans une structure de type in_addr (typiquement un entier long) en chaîne */</text:p>
      <text:p text:style-name="P27"/>
      <text:p text:style-name="P40"><text:span text:style-name="T22">Méthode</text:span> : récupérer le nom d'hôte et appeler gethostbyname(...) pour initialiser une structure de type hostent. Parcourir (boucle) son élément h_addr_list en convertissant les unsigned long (= struct in_addr) en chaînes.</text:p>
      <text:p text:style-name="P27"/>
      <text:p text:style-name="P5">I.2. Création et synchronisation de processus</text:p>
      <text:p text:style-name="P3"/>
      <text:p text:style-name="P59"><text:span text:style-name="T29">Ecrire un programme en C qui créé deux processus fils (fork()), le premier affichant les nombres entiers allant de 1 à 50 et le second de 51 à 100. L'affichage des nombres doit bien sûr être totalement ordonné.</text:span></text:p>
      <text:p text:style-name="P29"/>
      <text:p text:style-name="P1">I.3. Création et synchronisation de processus</text:p>
      <text:p text:style-name="P3"/>
      <text:p text:style-name="P4">Ecrire un programme en C qui affiche tous les nombres entiers allant de 1 à 100, de la façon suivante : le programme principal lui-même affiche les nombres pairs pendant qu'un processus fils est chargé de l'affichage des nombres impairs. Pour que l'affichage soit complètement ordonné, les deux processus doivent donc se "renvoyer la balle".</text:p>
      <text:p text:style-name="P3"/>
      <text:p text:style-name="P29"/>
      <text:p text:style-name="P32">II. Langage Java</text:p>
      <text:p text:style-name="P29"/>
      <text:p text:style-name="P32">II.1. Petit programme Java</text:p>
      <text:p text:style-name="P29"/>
      <text:p text:style-name="P29">Voici un squelette de programme Java qu'il vous est demandé de compléter et de commenter.</text:p>
      <text:p text:style-name="P29"/>
      <text:p text:style-name="P44">interface PersonneInterface{</text:p>
      <text:p text:style-name="P49"><text:s text:c="6"/><text:span text:style-name="T2">public void vieillir();</text:span></text:p>
      <text:p text:style-name="P49"><text:s text:c="6"/><text:span text:style-name="T2">public void clonerPersonne(Personne p);</text:span></text:p>
      <text:p text:style-name="P50">}</text:p>
      <text:p text:style-name="P53"/>
      <text:p text:style-name="P50">class Personne implements PersonneInterface{</text:p>
      <text:p text:style-name="P54"><text:s text:c="6"/><text:span text:style-name="T8">private String nom ;</text:span></text:p>
      <text:p text:style-name="P49"><text:s text:c="6"/><text:span text:style-name="T9">private String prenom ;</text:span></text:p>
      <text:p text:style-name="P49"><text:s text:c="6"/><text:span text:style-name="T9">private int age ;</text:span></text:p>
      <text:p text:style-name="P53"/>
      <text:p text:style-name="P50"><text:s text:c="6"/>public Personne (String nom, String prenom, int age){</text:p>
      <text:p text:style-name="P74"><text:span text:style-name="T10"><text:s text:c="12"/>/* Compléter le code ici */</text:span></text:p>
      <text:p text:style-name="P49"><text:soft-page-break/><text:s text:c="6"/><text:span text:style-name="T9">}</text:span></text:p>
      <text:p text:style-name="P53"/>
      <text:p text:style-name="P50"><text:s text:c="6"/>public void vieillir(){</text:p>
      <text:p text:style-name="P54"><text:s text:c="12"/><text:span text:style-name="T8">age++;</text:span></text:p>
      <text:p text:style-name="P49"><text:s text:c="6"/><text:span text:style-name="T9">}</text:span></text:p>
      <text:p text:style-name="P53"/>
      <text:p text:style-name="P50"><text:s text:c="6"/>public String retournerNom(){</text:p>
      <text:p text:style-name="P54"><text:s text:c="12"/><text:span text:style-name="T8">return this.nom;</text:span></text:p>
      <text:p text:style-name="P49"><text:s text:c="6"/><text:span text:style-name="T9">}</text:span></text:p>
      <text:p text:style-name="P53"/>
      <text:p text:style-name="P50"><text:s text:c="6"/>public String retournerPrenom(){</text:p>
      <text:p text:style-name="P54"><text:s text:c="12"/><text:span text:style-name="T8">return this.prenom;</text:span></text:p>
      <text:p text:style-name="P49"><text:s text:c="6"/><text:span text:style-name="T9">}</text:span></text:p>
      <text:p text:style-name="P53"/>
      <text:p text:style-name="P50"><text:s text:c="6"/>public int retournerAge(){</text:p>
      <text:p text:style-name="P54"><text:s text:c="12"/><text:span text:style-name="T8">return this.age;</text:span></text:p>
      <text:p text:style-name="P49"><text:s text:c="6"/><text:span text:style-name="T15">}</text:span></text:p>
      <text:p text:style-name="P55"/>
      <text:p text:style-name="P54"><text:s text:c="6"/><text:span text:style-name="T14">public void majNom(String nom){</text:span></text:p>
      <text:p text:style-name="P49"><text:s text:c="12"/><text:span text:style-name="T15">this.nom=nom;</text:span></text:p>
      <text:p text:style-name="P49"><text:s text:c="6"/><text:span text:style-name="T15">}</text:span></text:p>
      <text:p text:style-name="P55"/>
      <text:p text:style-name="P54"><text:s text:c="6"/><text:span text:style-name="T14">public void majPrenom(String prenom){</text:span></text:p>
      <text:p text:style-name="P49"><text:s text:c="12"/><text:span text:style-name="T9">this.prenom=prenom;</text:span></text:p>
      <text:p text:style-name="P49"><text:s text:c="6"/><text:span text:style-name="T9">}</text:span></text:p>
      <text:p text:style-name="P53"/>
      <text:p text:style-name="P54"><text:s text:c="6"/><text:span text:style-name="T8">public void majAge(int age){</text:span></text:p>
      <text:p text:style-name="P49"><text:s text:c="12"/><text:span text:style-name="T9">this.age=age;</text:span></text:p>
      <text:p text:style-name="P49"><text:s text:c="6"/><text:span text:style-name="T9">}</text:span></text:p>
      <text:p text:style-name="P53"/>
      <text:p text:style-name="P54"><text:s text:c="6"/><text:span text:style-name="T8">public void clonerPersonne(Personne p){</text:span></text:p>
      <text:p text:style-name="P74"><text:span text:style-name="T10"><text:s text:c="12"/>/* Compléter le code ici */</text:span></text:p>
      <text:p text:style-name="P49"><text:s text:c="6"/><text:span text:style-name="T2">}</text:span></text:p>
      <text:p text:style-name="P49"/>
      <text:p text:style-name="P44"><text:s text:c="6"/>public void afficheInformations(){</text:p>
      <text:p text:style-name="P54"><text:s text:c="12"/><text:span text:style-name="T1">System.out.println("Je suis la personne "+nom+" "+prenom+" et d'age "+age+ " ans");</text:span></text:p>
      <text:p text:style-name="P49"><text:s text:c="6"/><text:span text:style-name="T2">}</text:span></text:p>
      <text:p text:style-name="P49"/>
      <text:p text:style-name="P44">}</text:p>
      <text:p text:style-name="P54"/>
      <text:p text:style-name="P44">class Etudiant extends Personne {</text:p>
      <text:p text:style-name="P54"/>
      <text:p text:style-name="P44"><text:s text:c="6"/>int numEtudiant;</text:p>
      <text:p text:style-name="P54"><text:s text:c="6"/><text:span text:style-name="T1">String nomUniversite;</text:span></text:p>
      <text:p text:style-name="P49"/>
      <text:p text:style-name="P44"><text:s text:c="6"/>public Etudiant (String nom, String prenom, int age, int numEtudiant, String nomUniversite){</text:p>
      <text:p text:style-name="P49"><text:span text:style-name="T4"><text:s text:c="12"/></text:span><text:span text:style-name="T28">/* Compléter le code ici */</text:span></text:p>
      <text:p text:style-name="P49"><text:s text:c="6"/><text:span text:style-name="T2">}</text:span></text:p>
      <text:p text:style-name="P49"/>
      <text:p text:style-name="P44"><text:s text:c="6"/>public void afficheInformations(){</text:p>
      <text:p text:style-name="P54"><text:s text:c="12"/><text:span text:style-name="T1">System.out.println("Je suis l'etudiant "+retournerNom()+" "+retournerPrenom()+ " d'age "+retournerAge()+" ans identifie par "+numEtudiant+" et etudiant a "+nomUniversite);</text:span></text:p>
      <text:p text:style-name="P49"><text:s text:c="6"/><text:span text:style-name="T9">}</text:span></text:p>
      <text:p text:style-name="P50">}</text:p>
      <text:p text:style-name="P53"/>
      <text:p text:style-name="P50">public class MonProgramme {</text:p>
      <text:p text:style-name="P53"/>
      <text:p text:style-name="P50"><text:s text:c="6"/>public static void main(String args[]){</text:p>
      <text:p text:style-name="P54"><text:s text:c="12"/><text:span text:style-name="T1">try{</text:span></text:p>
      <text:p text:style-name="P49"><text:s text:c="18"/><text:span text:style-name="T2">Personne p = new Personne("Martin", "Pierre", 30);</text:span></text:p>
      <text:p text:style-name="P49"><text:s text:c="18"/><text:span text:style-name="T2">Etudiant e = new Etudiant("Dupond", "Jacques", 20, 12345, "La Garde");</text:span></text:p>
      <text:p text:style-name="P49"><text:s text:c="18"/><text:span text:style-name="T2">p.afficheInformations();</text:span></text:p>
      <text:p text:style-name="P49"><text:s text:c="18"/><text:span text:style-name="T2">e.afficheInformations();</text:span></text:p>
      <text:p text:style-name="P49"/>
      <text:p text:style-name="P44"><text:s text:c="18"/>/*</text:p>
      <text:p text:style-name="P54"><text:s text:c="18"/><text:span text:style-name="T1">Personne p1 = new Personne("Durand", "Jean", 60);</text:span></text:p>
      <text:p text:style-name="P49"><text:s text:c="18"/><text:span text:style-name="T2">Personne p2 = new Personne("Fournier", "Paul", 50);</text:span></text:p>
      <text:p text:style-name="P49"><text:s text:c="18"/><text:span text:style-name="T2">p1=p2;</text:span></text:p>
      <text:p text:style-name="P46"><text:s text:c="18"/>p2.vieillir();</text:p>
      <text:p text:style-name="P46"><text:s text:c="18"/>p2.vieillir();</text:p>
      <text:p text:style-name="P46"><text:soft-page-break/><text:s text:c="18"/>p1.vieillir();</text:p>
      <text:p text:style-name="P49"><text:s text:c="18"/><text:span text:style-name="T2">p1.afficheInformations();</text:span></text:p>
      <text:p text:style-name="P49"><text:s text:c="18"/><text:span text:style-name="T2">p2.afficheInformations();</text:span></text:p>
      <text:p text:style-name="P44"><text:s text:c="18"/>*/</text:p>
      <text:p text:style-name="P54"/>
      <text:p text:style-name="P49"><text:s text:c="18"/><text:span text:style-name="T2">/*</text:span></text:p>
      <text:p text:style-name="P49"><text:s text:c="18"/><text:span text:style-name="T2">Personne p3=new Personne("Roche", "Nicolas", 35);</text:span></text:p>
      <text:p text:style-name="P49"><text:s text:c="18"/><text:span text:style-name="T2">p.clonerPersonne(p3);</text:span></text:p>
      <text:p text:style-name="P49"><text:s text:c="18"/><text:span text:style-name="T2">p3.vieillir();</text:span></text:p>
      <text:p text:style-name="P49"><text:s text:c="18"/><text:span text:style-name="T2">p.afficheInformations();</text:span></text:p>
      <text:p text:style-name="P49"><text:s text:c="18"/><text:span text:style-name="T2">p3.afficheInformations();</text:span></text:p>
      <text:p text:style-name="P49"><text:s text:c="18"/><text:span text:style-name="T9">*/</text:span></text:p>
      <text:p text:style-name="P53"/>
      <text:p text:style-name="P50"><text:s text:c="12"/>}</text:p>
      <text:p text:style-name="P49"><text:s text:c="12"/><text:span text:style-name="T9">catch (Exception e){</text:span></text:p>
      <text:p text:style-name="P54"><text:s text:c="18"/><text:span text:style-name="T8">e.printStackTrace() ;</text:span></text:p>
      <text:p text:style-name="P49"><text:s text:c="12"/><text:span text:style-name="T2">}</text:span></text:p>
      <text:p text:style-name="P49"><text:s text:c="6"/><text:span text:style-name="T2">}</text:span></text:p>
      <text:p text:style-name="P44">}</text:p>
      <text:p text:style-name="P33"/>
      <text:p text:style-name="P31">a) Compléter le code du constructeur de la classe Personne, lequel doit permettre d'initialiser les 3 champs de chaque nouvel objet de type Personne. </text:p>
      <text:p text:style-name="P31">b) Compléter le code de la méthode clonerPersonne(...), lequel doit affecter les valeurs de l'objet courant à celui passé en paramètre.</text:p>
      <text:p text:style-name="P31">c) Compléter le constructeur de la classe Etudiant.</text:p>
      <text:p text:style-name="P29"><text:span text:style-name="T20">d) Mettre en commentaires la méthode </text:span><text:span text:style-name="T2">vieillir()</text:span><text:span text:style-name="T20"> de la classe Personne ? Que se passe t-il ? Pourquoi ? Décommentez.</text:span></text:p>
      <text:p text:style-name="P29"><text:span text:style-name="T20">e) Mettre en commentaires la méthode </text:span><text:span text:style-name="T2">afficheInformations()</text:span><text:span text:style-name="T20"> de la classe Etudiant. Que se passe t-il ? Pourquoi ? Décommentez.</text:span></text:p>
      <text:p text:style-name="P29"><text:span text:style-name="T20">f) Et si on met en commentaire la méthode </text:span><text:span text:style-name="T2">afficheInformations()</text:span><text:span text:style-name="T20"> de la classe Personne ? Décommentez.</text:span></text:p>
      <text:p text:style-name="P29"><text:span text:style-name="T20">g) On décommente la partie </text:span><text:span text:style-name="T2">/* Personne p1 … */</text:span><text:span text:style-name="T20"> Qu'est ce qui est affiché ? Expliquez.</text:span></text:p>
      <text:p text:style-name="P29"><text:span text:style-name="T20">h) Et si on décommente la partie <text:s/></text:span><text:span text:style-name="T2">/* Personne p3 … */ </text:span><text:span text:style-name="T20">?</text:span></text:p>
      <text:p text:style-name="P29"/>
      <text:p text:style-name="P32">II.2. Threads Java</text:p>
      <text:p text:style-name="P29"/>
      <text:p text:style-name="P31">Soit le programme Java suivant :</text:p>
      <text:p text:style-name="P29"/>
      <text:p text:style-name="P34">class MonThread extends Thread {</text:p>
      <text:p text:style-name="P37"><text:s text:c="6"/><text:span text:style-name="T11">private String nom ;</text:span></text:p>
      <text:p text:style-name="P39"><text:s text:c="6"/><text:span text:style-name="T7">private int debut;</text:span></text:p>
      <text:p text:style-name="P37"><text:s text:c="6"/><text:span text:style-name="T11">private int max ;</text:span></text:p>
      <text:p text:style-name="P37"><text:s text:c="6"/><text:span text:style-name="T11">private MonThread monAutreThread;</text:span></text:p>
      <text:p text:style-name="P34"/>
      <text:p text:style-name="P34"><text:s text:c="6"/>public MonThread(String nom, int debut, int max){</text:p>
      <text:p text:style-name="P39"><text:s text:c="12"/><text:span text:style-name="T7">this.nom=nom;</text:span></text:p>
      <text:p text:style-name="P37"><text:s text:c="12"/><text:span text:style-name="T11">this.debut=debut;</text:span></text:p>
      <text:p text:style-name="P37"><text:s text:c="12"/><text:span text:style-name="T11">this.max=max;</text:span></text:p>
      <text:p text:style-name="P37"><text:s text:c="6"/><text:span text:style-name="T11">}</text:span></text:p>
      <text:p text:style-name="P34"/>
      <text:p text:style-name="P34"><text:s text:c="6"/>public void indicationAutreThread(MonThread monAutreThread){</text:p>
      <text:p text:style-name="P39"><text:s text:c="12"/><text:span text:style-name="T7">this.monAutreThread=monAutreThread;</text:span></text:p>
      <text:p text:style-name="P37"><text:s text:c="6"/><text:span text:style-name="T11">}</text:span></text:p>
      <text:p text:style-name="P34"/>
      <text:p text:style-name="P39"><text:s text:c="7"/>public<text:span text:style-name="T5"> /* synchronized */ </text:span><text:span text:style-name="T7">void run() {</text:span></text:p>
      <text:p text:style-name="P34"><text:s text:c="6"/></text:p>
      <text:p text:style-name="P38"><text:s text:c="12"/><text:span text:style-name="T11">try {</text:span></text:p>
      <text:p text:style-name="P34"><text:s text:c="15"/></text:p>
      <text:p text:style-name="P38"><text:s text:c="18"/><text:span text:style-name="T11">// monAutreThread.join();</text:span></text:p>
      <text:p text:style-name="P34"/>
      <text:p text:style-name="P34"><text:s text:c="18"/>/* if (nom.equals("monThread2"))</text:p>
      <text:p text:style-name="P39"><text:s text:c="27"/><text:span text:style-name="T7">monAutreThread.join(); */</text:span></text:p>
      <text:p text:style-name="P34"><text:s text:c="22"/></text:p>
      <text:p text:style-name="P38"><text:s text:c="18"/><text:span text:style-name="T11">for (int i=debut;i&lt;=max; i++){</text:span></text:p>
      <text:p text:style-name="P37"><text:s text:c="24"/><text:span text:style-name="T16">System.out.println("i= "+i);</text:span></text:p>
      <text:p text:style-name="P37"><text:s text:c="18"/><text:span text:style-name="T11">}</text:span></text:p>
      <text:p text:style-name="P34"/>
      <text:p text:style-name="P34"><text:s text:c="12"/>}</text:p>
      <text:p text:style-name="P39"><text:s text:c="12"/><text:span text:style-name="T7">catch (Exception e){</text:span></text:p>
      <text:p text:style-name="P37"><text:soft-page-break/><text:s text:c="18"/><text:span text:style-name="T11">e.printStackTrace() ;</text:span></text:p>
      <text:p text:style-name="P37"><text:s text:c="12"/><text:span text:style-name="T11">}</text:span></text:p>
      <text:p text:style-name="P37"><text:s text:c="6"/><text:span text:style-name="T11">}</text:span></text:p>
      <text:p text:style-name="P34">}</text:p>
      <text:p text:style-name="P34"/>
      <text:p text:style-name="P34">public class MesThreads {</text:p>
      <text:p text:style-name="P34"/>
      <text:p text:style-name="P34"><text:s text:c="6"/>public static void main(String args[]){</text:p>
      <text:p text:style-name="P37"><text:s text:c="12"/><text:span text:style-name="T11">try{</text:span></text:p>
      <text:p text:style-name="P37"><text:s text:c="18"/><text:span text:style-name="T11">MonThread monThread1=new MonThread("monThread1", 0, 50) ;</text:span></text:p>
      <text:p text:style-name="P37"><text:s text:c="18"/><text:span text:style-name="T11">MonThread monThread2=new MonThread("monThread2", 51, 100);</text:span></text:p>
      <text:p text:style-name="P34"/>
      <text:p text:style-name="P34"><text:s text:c="18"/>monThread1.indicationAutreThread(monThread2);</text:p>
      <text:p text:style-name="P37"><text:s text:c="18"/><text:span text:style-name="T11">monThread2.indicationAutreThread(monThread1);</text:span></text:p>
      <text:p text:style-name="P34"/>
      <text:p text:style-name="P34"><text:s text:c="18"/>monThread1.start();</text:p>
      <text:p text:style-name="P37"><text:s text:c="18"/><text:span text:style-name="T11">monThread2.start();</text:span></text:p>
      <text:p text:style-name="P37"><text:s text:c="12"/><text:span text:style-name="T11">}</text:span></text:p>
      <text:p text:style-name="P37"><text:s text:c="12"/><text:span text:style-name="T11">catch (Exception e){</text:span></text:p>
      <text:p text:style-name="P37"><text:s text:c="18"/><text:span text:style-name="T20">e.printStackTrace() ;</text:span></text:p>
      <text:p text:style-name="P37"><text:s text:c="12"/><text:span text:style-name="T20">}</text:span></text:p>
      <text:p text:style-name="P37"><text:s text:c="6"/><text:span text:style-name="T20">}</text:span></text:p>
      <text:p text:style-name="P39">}</text:p>
      <text:p text:style-name="P29"/>
      <text:p text:style-name="P29"><text:span text:style-name="T20">a) Qu'est ce que fait le premier thread déclaré dans la fonction </text:span><text:span text:style-name="T2">main()</text:span><text:span text:style-name="T20"> ? Et le deuxième ? Qu'est ce que fait le programme ?</text:span></text:p>
      <text:p text:style-name="P29"><text:span text:style-name="T20">b) On rajoute le mot-clé </text:span><text:span text:style-name="T6">synchronized</text:span><text:span text:style-name="T20"> sur la méthode run() ? Est-ce que cela change quelque-chose ? Pourquoi ?</text:span></text:p>
      <text:p text:style-name="P29"><text:span text:style-name="T20">c) On décommente l'instruction </text:span><text:span text:style-name="T2">monAutreThread.join(); </text:span><text:span text:style-name="T20">Que se passe t-il ? Pourquoi?</text:span></text:p>
      <text:p text:style-name="P30">d) Et si on décommente à la place :</text:p>
      <text:p text:style-name="P29"><text:s text:c="2"/><text:span text:style-name="T9">if (nom.equals("monThread2"))</text:span></text:p>
      <text:p text:style-name="P29"><text:s text:c="8"/><text:span text:style-name="T9">monAutreThread.join();</text:span></text:p>
      <text:p text:style-name="P30">e) Comment ralentir l'affichage ?</text:p>
      <text:p text:style-name="P69"/>
      <text:p text:style-name="P43">II.3.Threads Java et ressources critiques</text:p>
      <text:p text:style-name="P42"/>
      <text:p text:style-name="P45">import java.lang.Math;</text:p>
      <text:p text:style-name="P48">import java.util.*;</text:p>
      <text:p text:style-name="P48"/>
      <text:p text:style-name="P51">class MonThreadLecture extends Thread {</text:p>
      <text:p text:style-name="P48"><text:s text:c="6"/>private MonTableau monTableau ;</text:p>
      <text:p text:style-name="P51"/>
      <text:p text:style-name="P48"><text:s text:c="6"/><text:span text:style-name="T11">public MonThreadLecture (MonTableau monTableau){</text:span></text:p>
      <text:p text:style-name="P48"><text:s text:c="12"/>this.monTableau=monTableau;</text:p>
      <text:p text:style-name="P51"><text:s text:c="6"/>}</text:p>
      <text:p text:style-name="P48"/>
      <text:p text:style-name="P48"><text:s text:c="6"/><text:span text:style-name="T11">public void run() {</text:span></text:p>
      <text:p text:style-name="P48"><text:s text:c="12"/><text:span text:style-name="T11">monTableau.lectureTab();</text:span></text:p>
      <text:p text:style-name="P48"><text:s text:c="6"/><text:span text:style-name="T11">}</text:span></text:p>
      <text:p text:style-name="P52">}</text:p>
      <text:p text:style-name="P48"/>
      <text:p text:style-name="P52">class MonThreadEcriture extends Thread {</text:p>
      <text:p text:style-name="P48"><text:s text:c="6"/><text:span text:style-name="T20">private MonTableau monTableau ;</text:span></text:p>
      <text:p text:style-name="P45"/>
      <text:p text:style-name="P48"><text:s text:c="6"/><text:span text:style-name="T20">public MonThreadEcriture (MonTableau monTableau){</text:span></text:p>
      <text:p text:style-name="P48"><text:s text:c="12"/><text:span text:style-name="T20">this.monTableau=monTableau;</text:span></text:p>
      <text:p text:style-name="P48"><text:s text:c="6"/><text:span text:style-name="T20">}</text:span></text:p>
      <text:p text:style-name="P48"/>
      <text:p text:style-name="P48"><text:s text:c="6"/><text:span text:style-name="T20">public void run() {</text:span></text:p>
      <text:p text:style-name="P48"><text:s text:c="12"/><text:span text:style-name="T20">monTableau.ecritureTab(); <text:s text:c="2"/></text:span></text:p>
      <text:p text:style-name="P48"/>
      <text:p text:style-name="P48"><text:s text:c="6"/><text:span text:style-name="T11">}</text:span></text:p>
      <text:p text:style-name="P51">}</text:p>
      <text:p text:style-name="P48"/>
      <text:p text:style-name="P52">class MonTableau{</text:p>
      <text:p text:style-name="P48"><text:s text:c="6"/><text:span text:style-name="T11">int max=10;</text:span></text:p>
      <text:p text:style-name="P48"><text:s text:c="6"/><text:span text:style-name="T11">int tableau []=new int[max];</text:span></text:p>
      <text:p text:style-name="P48"/>
      <text:p text:style-name="P48"><text:soft-page-break/><text:s text:c="6"/>public MonTableau(int max){</text:p>
      <text:p text:style-name="P48"><text:s text:c="12"/>this.max=max;</text:p>
      <text:p text:style-name="P48"><text:s text:c="12"/>this.tableau =new int[max];</text:p>
      <text:p text:style-name="P48"><text:s text:c="6"/>}</text:p>
      <text:p text:style-name="P48"/>
      <text:p text:style-name="P48"><text:s text:c="6"/>public <text:span text:style-name="T11">void lectureTab(){</text:span></text:p>
      <text:p text:style-name="P48"><text:span text:style-name="T12"><text:s text:c="12"/>try{</text:span></text:p>
      <text:p text:style-name="P51"><text:s text:c="18"/>for (int i=0;i&lt;max; i++){</text:p>
      <text:p text:style-name="P48"><text:s text:c="24"/><text:span text:style-name="T11">System.out.println("lecture a l'indice "+i+" =&gt; "+tableau[i]);</text:span></text:p>
      <text:p text:style-name="P48"><text:s text:c="18"/><text:span text:style-name="T11">}</text:span></text:p>
      <text:p text:style-name="P48"><text:s text:c="12"/><text:span text:style-name="T11">}</text:span></text:p>
      <text:p text:style-name="P48"><text:s text:c="12"/><text:span text:style-name="T11">catch (Exception e){</text:span></text:p>
      <text:p text:style-name="P48"><text:s text:c="18"/><text:span text:style-name="T11">e.printStackTrace() ;</text:span></text:p>
      <text:p text:style-name="P48"><text:s text:c="12"/><text:span text:style-name="T11">}</text:span></text:p>
      <text:p text:style-name="P48"><text:s text:c="6"/><text:span text:style-name="T11">}</text:span></text:p>
      <text:p text:style-name="P48"><text:s text:c="6"/>public<text:span text:style-name="T18"> </text:span><text:span text:style-name="T11">void ecritureTab(){</text:span></text:p>
      <text:p text:style-name="P51"><text:s text:c="12"/>try{</text:p>
      <text:p text:style-name="P48"><text:s text:c="18"/><text:span text:style-name="T11">for (int i=0;i&lt;max; i++){</text:span></text:p>
      <text:p text:style-name="P48"><text:s text:c="24"/><text:span text:style-name="T11">int nb= (int)(Math.round((Math.random())*10) ) ;</text:span></text:p>
      <text:p text:style-name="P48"><text:s text:c="24"/><text:span text:style-name="T11">tableau[i]=nb;</text:span></text:p>
      <text:p text:style-name="P48"><text:s text:c="24"/><text:span text:style-name="T11">System.out.println("ecriture a l'indice "+i+" =&gt; "+tableau[i]);</text:span></text:p>
      <text:p text:style-name="P48"><text:s text:c="18"/><text:span text:style-name="T11">}</text:span></text:p>
      <text:p text:style-name="P51"><text:s text:c="12"/>}</text:p>
      <text:p text:style-name="P48"><text:s text:c="12"/><text:span text:style-name="T11">catch (Exception e){</text:span></text:p>
      <text:p text:style-name="P48"><text:s text:c="18"/><text:span text:style-name="T11">e.printStackTrace() ;</text:span></text:p>
      <text:p text:style-name="P48"><text:s text:c="12"/><text:span text:style-name="T11">}</text:span></text:p>
      <text:p text:style-name="P48"><text:s text:c="6"/><text:span text:style-name="T11">}</text:span></text:p>
      <text:p text:style-name="P48"/>
      <text:p text:style-name="P52">}</text:p>
      <text:p text:style-name="P48"/>
      <text:p text:style-name="P52">public class MesThreads {</text:p>
      <text:p text:style-name="P48"/>
      <text:p text:style-name="P48"><text:s text:c="6"/><text:span text:style-name="T11">public static void main(String args[]){</text:span></text:p>
      <text:p text:style-name="P48"><text:s text:c="12"/><text:span text:style-name="T20">try{</text:span></text:p>
      <text:p text:style-name="P47"/>
      <text:p text:style-name="P45"><text:s text:c="18"/>int max=10;</text:p>
      <text:p text:style-name="P45"><text:s text:c="18"/>while (true){</text:p>
      <text:p text:style-name="P45"><text:s text:c="24"/>Scanner keyboard = new Scanner(System.in);</text:p>
      <text:p text:style-name="P45"><text:s text:c="24"/>System.out.print ("Entrez un max <text:s/>: ");</text:p>
      <text:p text:style-name="P45"><text:s text:c="24"/>String s=keyboard.nextLine();</text:p>
      <text:p text:style-name="P45"><text:s text:c="24"/>try{</text:p>
      <text:p text:style-name="P45"><text:s text:c="30"/>max = Integer.parseInt(s);</text:p>
      <text:p text:style-name="P45"><text:s text:c="30"/>break;</text:p>
      <text:p text:style-name="P45"><text:s text:c="24"/>}</text:p>
      <text:p text:style-name="P45"><text:s text:c="24"/>catch (Exception e){</text:p>
      <text:p text:style-name="P45"><text:s text:c="30"/>System.out.println ("Valeur entiere SVP ");</text:p>
      <text:p text:style-name="P45"><text:s text:c="30"/>continue;</text:p>
      <text:p text:style-name="P45"><text:s text:c="24"/>}</text:p>
      <text:p text:style-name="P45"><text:s text:c="18"/>}</text:p>
      <text:p text:style-name="P45"><text:s text:c="18"/>MonTableau monTableau=new MonTableau(max);</text:p>
      <text:p text:style-name="P48"/>
      <text:p text:style-name="P48"><text:s text:c="18"/><text:span text:style-name="T11">MonThreadLecture monThreadLecture=new MonThreadLecture(monTableau) ;</text:span></text:p>
      <text:p text:style-name="P51"><text:s text:c="18"/>MonThreadEcriture monThreadEcriture=new MonThreadEcriture(monTableau);</text:p>
      <text:p text:style-name="P48"/>
      <text:p text:style-name="P48"><text:s text:c="18"/><text:span text:style-name="T11">monThreadLecture.start();</text:span></text:p>
      <text:p text:style-name="P48"><text:s text:c="18"/><text:span text:style-name="T11">monThreadEcriture.start();</text:span></text:p>
      <text:p text:style-name="P48"><text:s text:c="12"/><text:span text:style-name="T11">}</text:span></text:p>
      <text:p text:style-name="P48"><text:s text:c="12"/><text:span text:style-name="T11">catch (Exception e){</text:span></text:p>
      <text:p text:style-name="P48"><text:s text:c="18"/><text:span text:style-name="T20">e.printStackTrace() ;</text:span></text:p>
      <text:p text:style-name="P45"><text:s text:c="12"/>}</text:p>
      <text:p text:style-name="P48"><text:s text:c="6"/><text:span text:style-name="T20">}</text:span></text:p>
      <text:p text:style-name="P47">}</text:p>
      <text:p text:style-name="P41"/>
      <text:p text:style-name="P42"><text:span text:style-name="T20">Voici deux threads on l'un vient lire dans un tableau rempli par l'autre. Quel(s) problème(s) constatez-vous ? Comment y remédier ?</text:span></text:p>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mily-generic="swiss"/>
    <style:font-face style:name="Courier New" svg:font-family="'Courier New'" style:font-family-generic="modern" style:font-pitch="fixed"/>
    <style:font-face style:name="MS Mincho1" svg:font-family="'MS Mincho', 'Arial Unicode MS'" style:font-family-generic="roman" style:font-pitch="fixed"/>
    <style:font-face style:name="MS Mincho" svg:font-family="'MS Mincho'" style:font-pitch="variable"/>
    <style:font-face style:name="OpenSymbol" svg:font-family="OpenSymbol,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2pt" fo:language="fr" fo:country="FR" style:language-asian="zxx" style:country-asian="none"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WW-Text_20_body" style:class="list">
      <style:text-properties style:font-name-asian="Times New Roman"/>
    </style:style>
    <style:style style:name="Caption" style:family="paragraph" style:parent-style-name="WW-Default" style:class="extra">
      <style:paragraph-properties fo:margin-top="0.212cm" fo:margin-bottom="0.212cm"/>
      <style:text-properties fo:font-style="italic" style:font-name-asian="Times New Roman" style:font-style-complex="italic"/>
    </style:style>
    <style:style style:name="Index" style:family="paragraph" style:parent-style-name="WW-Default" style:class="index">
      <style:text-properties style:font-name-asian="Times New Roman"/>
    </style:style>
    <style:style style:name="WW-Text_20_body" style:display-name="WW-Text body" style:family="paragraph" style:parent-style-name="WW-Default">
      <style:paragraph-properties fo:margin-top="0cm" fo:margin-bottom="0.212cm"/>
      <style:text-properties style:font-name-asian="Times New Roman"/>
    </style:style>
    <style:style style:name="WW-Default" style:family="paragraph">
      <style:text-properties style:font-name="Times New Roman" fo:font-size="12pt" fo:language="fr" fo:country="FR" style:font-name-asian="Arial Unicode MS1" style:language-asian="zh" style:country-asian="CN" style:font-name-complex="Times New Roman" style:font-size-complex="12pt"/>
    </style:style>
    <style:style style:name="caption" style:family="paragraph" style:parent-style-name="Standard">
      <style:paragraph-properties fo:margin-top="0.212cm" fo:margin-bottom="0.212cm"/>
      <style:text-properties fo:font-style="italic" style:font-name-complex="Tahoma1" style:font-style-complex="italic"/>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MS Mincho" style:font-name-complex="Arial" style:font-size-complex="14pt"/>
    </style:style>
    <style:style style:name="WW-caption" style:family="paragraph" style:parent-style-name="Standard">
      <style:paragraph-properties fo:margin-top="0.212cm" fo:margin-bottom="0.212cm"/>
      <style:text-properties fo:font-style="italic" style:font-style-complex="italic"/>
    </style:style>
    <style:style style:name="WW-Heading1" style:family="paragraph" style:parent-style-name="Standard" style:next-style-name="Text_20_body">
      <style:paragraph-properties fo:margin-top="0.423cm" fo:margin-bottom="0.212cm" fo:keep-with-next="always"/>
      <style:text-properties style:font-name="Arial" fo:font-size="14pt" style:font-name-asian="MS Mincho1" style:font-name-complex="Arial" style:font-size-complex="14pt"/>
    </style:style>
    <style:style style:name="WW-caption1" style:family="paragraph" style:parent-style-name="WW-Default1">
      <style:paragraph-properties fo:margin-top="0.212cm" fo:margin-bottom="0.212cm"/>
      <style:text-properties style:font-name="Tahoma" fo:font-style="italic" style:font-name-complex="Tahoma" style:font-style-complex="italic"/>
    </style:style>
    <style:style style:name="WW-Default1" style:family="paragraph">
      <style:text-properties fo:font-size="12pt" fo:language="fr" fo:country="FR" style:language-asian="zxx" style:country-asian="none" style:font-size-complex="12pt"/>
    </style:style>
    <style:style style:name="Heading2" style:family="paragraph" style:parent-style-name="WW-Default1" style:next-style-name="WW-Text_20_body1">
      <style:paragraph-properties fo:margin-top="0.423cm" fo:margin-bottom="0.212cm" fo:keep-with-next="always"/>
      <style:text-properties style:font-name="Arial" fo:font-size="14pt" style:font-name-asian="MS Mincho1" style:font-name-complex="Arial" style:font-size-complex="14pt"/>
    </style:style>
    <style:style style:name="WW-Text_20_body1" style:display-name="WW-Text body1" style:family="paragraph" style:parent-style-name="WW-Default1">
      <style:paragraph-properties fo:margin-top="0cm" fo:margin-bottom="0.212cm"/>
    </style:style>
    <style:style style:name="Heading1" style:family="paragraph" style:parent-style-name="WW-Default1" style:next-style-name="WW-Text_20_body1">
      <style:paragraph-properties fo:margin-top="0.423cm" fo:margin-bottom="0.212cm" fo:keep-with-next="always"/>
      <style:text-properties style:font-name="Arial" fo:font-size="14pt" style:font-name-asian="MS Mincho1" style:font-name-complex="Arial" style:font-size-complex="14pt"/>
    </style:style>
    <style:style style:name="WW-Heading11" style:family="paragraph" style:parent-style-name="WW-Default1" style:next-style-name="WW-Text_20_body1">
      <style:paragraph-properties fo:margin-top="0.423cm" fo:margin-bottom="0.212cm" fo:keep-with-next="always"/>
      <style:text-properties style:font-name="Arial" fo:font-size="14pt" style:font-name-asian="MS Mincho1" style:font-name-complex="Arial" style:font-size-complex="14pt"/>
    </style:style>
    <style:style style:name="WW-caption11" style:family="paragraph" style:parent-style-name="WW-Default1">
      <style:paragraph-properties fo:margin-top="0.212cm" fo:margin-bottom="0.212cm"/>
      <style:text-properties fo:font-style="italic" style:font-style-complex="italic"/>
    </style:style>
    <style:style style:name="WW-Heading111" style:family="paragraph" style:parent-style-name="WW-Default1" style:next-style-name="WW-Text_20_body1">
      <style:paragraph-properties fo:margin-top="0.423cm" fo:margin-bottom="0.212cm" fo:keep-with-next="always"/>
      <style:text-properties style:font-name="Arial" fo:font-size="14pt" style:font-name-asian="MS Mincho1" style:font-name-complex="Arial" style:font-size-complex="14pt"/>
    </style:style>
    <style:style style:name="WW-caption111" style:family="paragraph" style:parent-style-name="WW-Default1">
      <style:paragraph-properties fo:margin-top="0.212cm" fo:margin-bottom="0.212cm"/>
      <style:text-properties fo:font-style="italic" style:font-style-complex="italic"/>
    </style:style>
    <style:style style:name="WW-Heading1111" style:family="paragraph" style:parent-style-name="WW-Default1" style:next-style-name="WW-Text_20_body1">
      <style:paragraph-properties fo:margin-top="0.423cm" fo:margin-bottom="0.212cm" fo:keep-with-next="always"/>
      <style:text-properties style:font-name="Arial" fo:font-size="14pt" style:font-name-asian="MS Mincho1" style:font-name-complex="Arial" style:font-size-complex="14pt"/>
    </style:style>
    <style:style style:name="WW-caption1111" style:family="paragraph" style:parent-style-name="WW-Default1">
      <style:paragraph-properties fo:margin-top="0.212cm" fo:margin-bottom="0.212cm"/>
      <style:text-properties fo:font-style="italic" style:font-style-complex="italic"/>
    </style:style>
    <style:style style:name="WW-Heading11111" style:family="paragraph" style:parent-style-name="WW-Default" style:next-style-name="WW-Text_20_body">
      <style:paragraph-properties fo:margin-top="0.423cm" fo:margin-bottom="0.212cm" fo:keep-with-next="always"/>
      <style:text-properties style:font-name="Arial" fo:font-size="14pt" style:font-name-complex="Arial" style:font-size-complex="14pt"/>
    </style:style>
    <style:style style:name="Table_20_Contents" style:display-name="Table Contents" style:family="paragraph" style:parent-style-name="WW-Default1" style:class="extra"/>
    <style:style style:name="Table_20_Heading" style:display-name="Table Heading" style:family="paragraph" style:parent-style-name="Table_20_Contents" style:class="extra">
      <style:paragraph-properties fo:text-align="center" style:justify-single-word="false"/>
      <style:text-properties fo:font-weight="bold" style:font-weight-complex="bold"/>
    </style:style>
    <style:style style:name="Preformatted_20_Text" style:display-name="Preformatted Text" style:family="paragraph" style:parent-style-name="WW-Default1" style:class="html">
      <style:text-properties style:font-name="Courier New" fo:font-size="10pt" style:font-name-asian="Courier New" style:font-name-complex="Courier New" style:font-size-complex="10pt"/>
    </style:style>
    <style:style style:name="WW-Table_20_Contents" style:display-name="WW-Table Contents" style:family="paragraph" style:parent-style-name="WW-Default1"/>
    <style:style style:name="WW-Table_20_Heading" style:display-name="WW-Table Heading" style:family="paragraph" style:parent-style-name="WW-Table_20_Contents">
      <style:paragraph-properties fo:text-align="center" style:justify-single-word="false"/>
      <style:text-properties fo:font-weight="bold" style:font-weight-complex="bold"/>
    </style:style>
    <style:style style:name="WW-Preformatted_20_Text" style:display-name="WW-Preformatted Text" style:family="paragraph" style:parent-style-name="WW-Default1">
      <style:text-properties style:font-name="Courier New" fo:font-size="10pt" style:font-name-asian="Courier New" style:font-name-complex="Courier New" style:font-size-complex="10pt"/>
    </style:style>
    <style:style style:name="WW-Table_20_Contents1" style:display-name="WW-Table Contents1" style:family="paragraph" style:parent-style-name="WW-Default1"/>
    <style:style style:name="WW-Table_20_Heading1" style:display-name="WW-Table Heading1" style:family="paragraph" style:parent-style-name="WW-Table_20_Contents1">
      <style:paragraph-properties fo:text-align="center" style:justify-single-word="false"/>
      <style:text-properties fo:font-weight="bold" style:font-weight-complex="bold"/>
    </style:style>
    <style:style style:name="Table_20_Contents1" style:display-name="Table Contents1" style:family="paragraph" style:parent-style-name="WW-Default1"/>
    <style:style style:name="Table_20_Heading1" style:display-name="Table Heading1" style:family="paragraph" style:parent-style-name="Table_20_Contents1">
      <style:paragraph-properties fo:text-align="center" style:justify-single-word="false"/>
      <style:text-properties fo:font-weight="bold" style:font-weight-complex="bold"/>
    </style:style>
    <style:style style:name="WW-Default11" style:family="paragraph">
      <style:text-properties fo:font-size="12pt" fo:language="fr" fo:country="FR" style:language-asian="zxx" style:country-asian="none" style:font-size-complex="12pt"/>
    </style:style>
    <style:style style:name="Default_20_Paragraph_20_Font" style:display-name="Default Paragraph Font" style:family="text">
      <style:text-properties fo:font-size="12pt" fo:language="fr" fo:country="FR" style:language-asian="fr" style:country-asian="FR" style:font-size-complex="12pt"/>
    </style:style>
    <style:style style:name="Numbering_20_Symbols" style:display-name="Numbering Symbols" style:family="text">
      <style:text-properties fo:font-size="12pt" fo:language="zxx" fo:country="none" style:language-asian="zxx" style:country-asian="none" style:font-size-complex="12pt"/>
    </style:style>
    <style:style style:name="WW-Numbering_20_Symbols" style:display-name="WW-Numbering Symbols" style:family="text">
      <style:text-properties fo:font-size="12pt" fo:language="zxx" fo:country="none" style:language-asian="zxx" style:country-asian="none" style:font-size-complex="12pt"/>
    </style:style>
    <style:style style:name="Internet_20_link_20__28_user_29_" style:display-name="Internet link (user)" style:family="text">
      <style:text-properties fo:color="#000080" fo:font-size="12pt" fo:language="zxx" fo:country="none" style:text-underline-style="solid" style:text-underline-width="auto" style:text-underline-color="font-color" style:language-asian="zxx" style:country-asian="none" style:font-size-complex="12pt"/>
    </style:style>
    <style:style style:name="WW-Numbering_20_Symbols1" style:display-name="WW-Numbering Symbols1" style:family="text">
      <style:text-properties fo:font-size="12pt" fo:language="zxx" fo:country="none" style:language-asian="zxx" style:country-asian="none" style:font-size-complex="12pt"/>
    </style:style>
    <style:style style:name="Numbering_20_Symbols1" style:display-name="Numbering Symbols1" style:family="text">
      <style:text-properties fo:font-size="12pt" fo:language="zxx" fo:country="none" style:language-asian="zxx" style:country-asian="none" style:font-size-complex="12pt"/>
    </style:style>
    <style:style style:name="Bullet_20_Symbols" style:display-name="Bullet Symbols" style:family="text">
      <style:text-properties style:font-name="OpenSymbol" fo:font-size="12pt" fo:language="zxx" fo:country="none" style:font-name-asian="OpenSymbol" style:language-asian="zxx" style:country-asian="none" style:font-name-complex="OpenSymbol"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Standard_20__28_user_29_" style:display-name="Standard (user)"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bine</meta:initial-creator>
    <meta:creation-date>2016-10-24T10:47:00</meta:creation-date>
    <dc:date>2017-10-25T08:21:50.45</dc:date>
    <meta:generator>OpenOffice/4.1.2$Win32 OpenOffice.org_project/412m3$Build-9782</meta:generator>
    <meta:editing-duration>PT8H36M19S</meta:editing-duration>
    <meta:editing-cycles>81</meta:editing-cycles>
    <meta:document-statistic meta:table-count="0" meta:image-count="0" meta:object-count="0" meta:page-count="5" meta:paragraph-count="246" meta:word-count="1107" meta:character-count="10195"/>
  </office:meta>
</office:document-meta>
</file>